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line-height="200%" fo:text-align="start" style:justify-single-word="false"/>
      <style:text-properties officeooo:paragraph-rsid="001dd4a5"/>
    </style:style>
    <style:style style:name="P2" style:family="paragraph" style:parent-style-name="Preformatted_20_Text" style:list-style-name="WWNum1">
      <style:paragraph-properties fo:line-height="200%" fo:text-align="start" style:justify-single-word="false"/>
      <style:text-properties style:font-name="Liberation Serif" fo:font-size="11pt" fo:language="fr" fo:country="FR" officeooo:paragraph-rsid="001dd4a5" style:font-size-asian="11pt" style:font-size-complex="11pt"/>
    </style:style>
    <style:style style:name="P3" style:family="paragraph" style:parent-style-name="Preformatted_20_Text" style:list-style-name="WWNum1">
      <style:paragraph-properties fo:line-height="200%" fo:text-align="start" style:justify-single-word="false">
        <style:tab-stops>
          <style:tab-stop style:position="1.9cm"/>
        </style:tab-stops>
      </style:paragraph-properties>
      <style:text-properties style:font-name="Liberation Serif" fo:font-size="11pt" fo:language="fr" fo:country="FR" officeooo:paragraph-rsid="001dd4a5" style:font-size-asian="11pt" style:font-size-complex="11pt"/>
    </style:style>
    <style:style style:name="P4" style:family="paragraph" style:parent-style-name="Preformatted_20_Text">
      <style:paragraph-properties fo:line-height="200%" fo:text-align="start" style:justify-single-word="false"/>
      <style:text-properties style:font-name="Liberation Serif" fo:font-size="11pt" fo:language="fr" fo:country="FR" officeooo:rsid="002591b6" officeooo:paragraph-rsid="001dd4a5" style:font-size-asian="11pt" style:font-size-complex="11pt"/>
    </style:style>
    <style:style style:name="P5" style:family="paragraph" style:parent-style-name="Preformatted_20_Text" style:list-style-name="WWNum2">
      <style:paragraph-properties fo:line-height="200%" fo:text-align="start" style:justify-single-word="false"/>
      <style:text-properties style:font-name="Liberation Serif" fo:font-size="11pt" fo:language="fr" fo:country="FR" style:text-underline-style="solid" style:text-underline-width="auto" style:text-underline-color="font-color" officeooo:paragraph-rsid="001dd4a5" style:font-size-asian="11pt" style:font-size-complex="11pt"/>
    </style:style>
    <style:style style:name="P6" style:family="paragraph" style:parent-style-name="Preformatted_20_Text">
      <style:paragraph-properties fo:line-height="200%" fo:text-align="start" style:justify-single-word="false">
        <style:tab-stops>
          <style:tab-stop style:position="1.9cm"/>
        </style:tab-stops>
      </style:paragraph-properties>
      <style:text-properties style:font-name="Liberation Serif" fo:font-size="11pt" officeooo:paragraph-rsid="001dd4a5" style:font-size-asian="11pt" style:font-size-complex="11pt"/>
    </style:style>
    <style:style style:name="P7" style:family="paragraph" style:parent-style-name="Preformatted_20_Text">
      <style:paragraph-properties fo:line-height="200%" fo:text-align="start" style:justify-single-word="false">
        <style:tab-stops>
          <style:tab-stop style:position="1.9cm"/>
        </style:tab-stops>
      </style:paragraph-properties>
      <style:text-properties fo:font-size="11pt" officeooo:paragraph-rsid="001dd4a5" style:font-size-asian="11pt" style:font-size-complex="11pt"/>
    </style:style>
    <style:style style:name="P8" style:family="paragraph" style:parent-style-name="Preformatted_20_Text">
      <style:paragraph-properties fo:line-height="200%" fo:text-align="start" style:justify-single-word="false"/>
      <style:text-properties fo:font-size="11pt" officeooo:paragraph-rsid="001dd4a5" style:font-size-asian="11pt" style:font-size-complex="11pt"/>
    </style:style>
    <style:style style:name="P9" style:family="paragraph" style:parent-style-name="Preformatted_20_Text">
      <style:paragraph-properties fo:line-height="200%" fo:text-align="start" style:justify-single-word="false"/>
      <style:text-properties fo:font-size="11pt" officeooo:paragraph-rsid="001f2969" style:font-size-asian="11pt" style:font-size-complex="11pt"/>
    </style:style>
    <style:style style:name="P10" style:family="paragraph" style:parent-style-name="Preformatted_20_Text">
      <style:paragraph-properties fo:line-height="200%" fo:text-align="start" style:justify-single-word="false"/>
      <style:text-properties fo:font-size="11pt" fo:language="fr" fo:country="FR" officeooo:paragraph-rsid="001dd4a5" style:font-size-asian="11pt" style:font-size-complex="11pt"/>
    </style:style>
    <style:style style:name="P11" style:family="paragraph" style:parent-style-name="Preformatted_20_Text">
      <style:paragraph-properties fo:margin-top="0cm" fo:margin-bottom="0cm" loext:contextual-spacing="false" fo:line-height="200%" fo:text-align="start" style:justify-single-word="false"/>
      <style:text-properties officeooo:paragraph-rsid="001dd4a5"/>
    </style:style>
    <style:style style:name="P12" style:family="paragraph" style:parent-style-name="Preformatted_20_Text">
      <style:paragraph-properties fo:margin-top="0cm" fo:margin-bottom="0cm" loext:contextual-spacing="false" fo:line-height="200%" fo:text-align="start" style:justify-single-word="false"/>
      <style:text-properties fo:font-size="11pt" fo:language="fr" fo:country="FR" officeooo:paragraph-rsid="001dd4a5" style:font-size-asian="11pt" style:font-size-complex="11pt"/>
    </style:style>
    <style:style style:name="P13" style:family="paragraph" style:parent-style-name="Preformatted_20_Text">
      <style:paragraph-properties fo:margin-top="0cm" fo:margin-bottom="0cm" loext:contextual-spacing="false" fo:line-height="200%" fo:text-align="center" style:justify-single-word="false">
        <style:tab-stops>
          <style:tab-stop style:position="1.9cm"/>
        </style:tab-stops>
      </style:paragraph-properties>
      <style:text-properties fo:font-size="11pt" fo:language="fr" fo:country="FR" officeooo:paragraph-rsid="001dd4a5" style:font-size-asian="11pt" style:font-size-complex="11pt"/>
    </style:style>
    <style:style style:name="P14" style:family="paragraph" style:parent-style-name="Preformatted_20_Text">
      <style:paragraph-properties fo:margin-top="0cm" fo:margin-bottom="0cm" loext:contextual-spacing="false" fo:line-height="200%" fo:text-align="start" style:justify-single-word="false"/>
      <style:text-properties style:font-name="Liberation Serif" fo:font-size="11pt" fo:language="fr" fo:country="FR" officeooo:rsid="001dd4a5" officeooo:paragraph-rsid="001dd4a5" style:font-size-asian="11pt" style:font-size-complex="11pt"/>
    </style:style>
    <style:style style:name="P15" style:family="paragraph" style:parent-style-name="Standard" style:master-page-name="Standard">
      <style:paragraph-properties fo:text-align="start" style:justify-single-word="false" style:page-number="auto"/>
      <style:text-properties fo:font-size="11pt" officeooo:paragraph-rsid="0022aac0" style:font-size-asian="11pt" style:font-size-complex="11pt"/>
    </style:style>
    <style:style style:name="P16" style:family="paragraph" style:parent-style-name="Standard">
      <style:paragraph-properties fo:text-align="start" style:justify-single-word="false"/>
      <style:text-properties style:font-name="Liberation Serif" fo:font-size="11pt" officeooo:paragraph-rsid="001dd4a5" style:font-size-asian="11pt" style:font-size-complex="11pt"/>
    </style:style>
    <style:style style:name="P17" style:family="paragraph" style:parent-style-name="Standard" style:list-style-name="WWNum1">
      <style:paragraph-properties fo:line-height="200%" fo:text-align="start" style:justify-single-word="false"/>
      <style:text-properties style:font-name="Liberation Serif" fo:font-size="11pt" officeooo:paragraph-rsid="001dd4a5" style:font-size-asian="11pt" style:font-size-complex="11pt"/>
    </style:style>
    <style:style style:name="P18" style:family="paragraph" style:parent-style-name="Standard" style:list-style-name="WWNum2">
      <style:paragraph-properties fo:line-height="200%" fo:text-align="start" style:justify-single-word="false"/>
      <style:text-properties style:font-name="Liberation Serif" fo:font-size="11pt" style:text-underline-style="solid" style:text-underline-width="auto" style:text-underline-color="font-color" officeooo:rsid="002a5ebb" officeooo:paragraph-rsid="001dd4a5" style:font-size-asian="11pt" style:font-size-complex="11pt"/>
    </style:style>
    <style:style style:name="P19" style:family="paragraph" style:parent-style-name="Standard" style:list-style-name="WWNum2">
      <style:paragraph-properties fo:line-height="200%" fo:text-align="start" style:justify-single-word="false"/>
      <style:text-properties style:font-name="Liberation Serif" fo:font-size="11pt" style:text-underline-style="solid" style:text-underline-width="auto" style:text-underline-color="font-color" officeooo:paragraph-rsid="001dd4a5" style:font-size-asian="11pt" style:font-size-complex="11pt"/>
    </style:style>
    <style:style style:name="P20" style:family="paragraph" style:parent-style-name="Standard">
      <style:paragraph-properties fo:line-height="200%" fo:text-align="start" style:justify-single-word="false"/>
      <style:text-properties style:font-name="Liberation Serif" fo:font-size="11pt" style:text-underline-style="none" officeooo:rsid="002a5ebb" officeooo:paragraph-rsid="001dd4a5" style:font-size-asian="11pt" style:font-size-complex="11pt"/>
    </style:style>
    <style:style style:name="P21" style:family="paragraph" style:parent-style-name="Standard">
      <style:paragraph-properties fo:text-align="center" style:justify-single-word="false"/>
      <style:text-properties fo:font-size="11pt" style:text-underline-style="solid" style:text-underline-width="auto" style:text-underline-color="font-color" officeooo:paragraph-rsid="001dd4a5" style:font-size-asian="11pt" style:font-size-complex="11pt"/>
    </style:style>
    <style:style style:name="P22" style:family="paragraph" style:parent-style-name="Standard">
      <style:paragraph-properties fo:text-align="start" style:justify-single-word="false"/>
      <style:text-properties fo:font-size="11pt" officeooo:paragraph-rsid="001dd4a5" style:font-size-asian="11pt" style:font-size-complex="11pt"/>
    </style:style>
    <style:style style:name="P23" style:family="paragraph" style:parent-style-name="Standard">
      <style:paragraph-properties fo:text-align="start" style:justify-single-word="false"/>
      <style:text-properties fo:font-size="11pt" officeooo:paragraph-rsid="0022aac0" style:font-size-asian="11pt" style:font-size-complex="11pt"/>
    </style:style>
    <style:style style:name="P24" style:family="paragraph" style:parent-style-name="Standard">
      <style:paragraph-properties fo:line-height="200%" fo:text-align="start" style:justify-single-word="false"/>
      <style:text-properties fo:font-size="11pt" officeooo:paragraph-rsid="001dd4a5" style:font-size-asian="11pt" style:font-size-complex="11pt"/>
    </style:style>
    <style:style style:name="P25" style:family="paragraph" style:parent-style-name="Standard">
      <style:paragraph-properties fo:text-align="start" style:justify-single-word="false"/>
      <style:text-properties fo:font-size="11pt" officeooo:rsid="00249e03" officeooo:paragraph-rsid="00249e03" style:font-size-asian="11pt" style:font-size-complex="11pt"/>
    </style:style>
    <style:style style:name="P26" style:family="paragraph" style:parent-style-name="Standard">
      <style:paragraph-properties fo:margin-top="0cm" fo:margin-bottom="0cm" loext:contextual-spacing="false" fo:line-height="150%" fo:text-align="start" style:justify-single-word="false"/>
      <style:text-properties style:font-name="Liberation Serif" fo:font-size="11pt" officeooo:rsid="001b69a0" officeooo:paragraph-rsid="001dd4a5" style:font-size-asian="11pt" style:font-size-complex="11pt"/>
    </style:style>
    <style:style style:name="P27" style:family="paragraph" style:parent-style-name="Standard">
      <style:paragraph-properties fo:margin-top="0cm" fo:margin-bottom="0cm" loext:contextual-spacing="false" fo:line-height="150%" fo:text-align="start" style:justify-single-word="false"/>
      <style:text-properties officeooo:paragraph-rsid="0022aac0"/>
    </style:style>
    <style:style style:name="P28" style:family="paragraph" style:parent-style-name="Standard">
      <style:paragraph-properties fo:margin-top="0cm" fo:margin-bottom="0cm" loext:contextual-spacing="false" fo:line-height="150%" fo:text-align="start" style:justify-single-word="false"/>
      <style:text-properties officeooo:paragraph-rsid="00249e03"/>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fo:language="fr" fo:country="FR"/>
    </style:style>
    <style:style style:name="T5" style:family="text">
      <style:text-properties fo:language="fr" fo:country="FR" style:text-underline-style="solid" style:text-underline-width="auto" style:text-underline-color="font-color" officeooo:rsid="00270fbf"/>
    </style:style>
    <style:style style:name="T6" style:family="text">
      <style:text-properties style:use-window-font-color="true" fo:language="fr" fo:country="FR" style:text-underline-style="solid" style:text-underline-width="auto" style:text-underline-color="font-color" officeooo:rsid="00270fbf" style:letter-kerning="false" style:font-name-asian="DejaVu Sans Mono" style:language-asian="en" style:country-asian="US" style:font-name-complex="Liberation Mono1" style:language-complex="ar" style:country-complex="SA"/>
    </style:style>
    <style:style style:name="T7" style:family="text">
      <style:text-properties style:use-window-font-color="true" style:font-name="Liberation Serif" fo:language="fr" fo:country="FR" officeooo:rsid="0024a107" style:letter-kerning="false" style:font-name-asian="DejaVu Sans Mono" style:language-asian="en" style:country-asian="US" style:font-name-complex="Liberation Mono1" style:language-complex="ar" style:country-complex="SA"/>
    </style:style>
    <style:style style:name="T8" style:family="text">
      <style:text-properties style:use-window-font-color="true" style:font-name="Liberation Serif" style:text-underline-style="solid" style:text-underline-width="auto" style:text-underline-color="font-color" officeooo:rsid="00270fbf" style:letter-kerning="false" style:font-name-asian="DejaVu Sans Mono" style:language-asian="en" style:country-asian="US" style:font-name-complex="Liberation Mono1" style:language-complex="ar" style:country-complex="SA"/>
    </style:style>
    <style:style style:name="T9" style:family="text">
      <style:text-properties style:use-window-font-color="true" style:font-name="Liberation Serif" fo:font-size="11pt" fo:language="fr" fo:country="FR" fo:font-weight="bold" officeooo:rsid="001f2969" style:letter-kerning="false" style:font-name-asian="Calibri1" style:font-size-asian="11pt" style:language-asian="en" style:country-asian="US" style:font-weight-asian="bold" style:font-name-complex="DejaVu Sans" style:font-size-complex="11pt" style:language-complex="ar" style:country-complex="SA" style:font-weight-complex="bold"/>
    </style:style>
    <style:style style:name="T10" style:family="text">
      <style:text-properties style:use-window-font-color="true" style:font-name="Liberation Serif" fo:font-size="11pt" fo:language="fr" fo:country="FR" officeooo:rsid="00221238" style:letter-kerning="false" style:font-name-asian="DejaVu Sans Mono" style:font-size-asian="11pt" style:language-asian="en" style:country-asian="US" style:font-name-complex="Liberation Mono1" style:font-size-complex="11pt" style:language-complex="ar" style:country-complex="SA"/>
    </style:style>
    <style:style style:name="T11" style:family="text">
      <style:text-properties style:use-window-font-color="true" style:font-name="Liberation Serif" fo:font-size="11pt" fo:language="fr" fo:country="FR" officeooo:rsid="0022aac0" style:letter-kerning="false" style:font-name-asian="DejaVu Sans Mono" style:font-size-asian="11pt" style:language-asian="en" style:country-asian="US" style:font-name-complex="Liberation Mono1" style:font-size-complex="11pt" style:language-complex="ar" style:country-complex="SA"/>
    </style:style>
    <style:style style:name="T12" style:family="text">
      <style:text-properties style:font-name="Liberation Serif"/>
    </style:style>
    <style:style style:name="T13" style:family="text">
      <style:text-properties style:font-name="Liberation Serif" fo:language="fr" fo:country="FR"/>
    </style:style>
    <style:style style:name="T14" style:family="text">
      <style:text-properties style:font-name="Liberation Serif" fo:language="fr" fo:country="FR" style:text-underline-style="none"/>
    </style:style>
    <style:style style:name="T15" style:family="text">
      <style:text-properties style:font-name="Liberation Serif" fo:language="fr" fo:country="FR" style:text-underline-style="solid" style:text-underline-width="auto" style:text-underline-color="font-color"/>
    </style:style>
    <style:style style:name="T16" style:family="text">
      <style:text-properties style:font-name="Liberation Serif" fo:language="fr" fo:country="FR" officeooo:rsid="00200b0b"/>
    </style:style>
    <style:style style:name="T17" style:family="text">
      <style:text-properties style:font-name="Liberation Serif" fo:language="fr" fo:country="FR" officeooo:rsid="0024a107"/>
    </style:style>
    <style:style style:name="T18" style:family="text">
      <style:text-properties style:font-name="Liberation Serif" fo:language="fr" fo:country="FR" officeooo:rsid="002591b6"/>
    </style:style>
    <style:style style:name="T19" style:family="text">
      <style:text-properties style:font-name="Liberation Serif" fo:language="fr" fo:country="FR" officeooo:rsid="002a5ebb"/>
    </style:style>
    <style:style style:name="T20" style:family="text">
      <style:text-properties style:font-name="Liberation Serif" fo:language="fr" fo:country="FR" officeooo:rsid="0021ea39"/>
    </style:style>
    <style:style style:name="T21" style:family="text">
      <style:text-properties style:font-name="Liberation Serif" officeooo:rsid="00200b0b"/>
    </style:style>
    <style:style style:name="T22" style:family="text">
      <style:text-properties style:font-name="Liberation Serif" officeooo:rsid="002a5ebb"/>
    </style:style>
    <style:style style:name="T23" style:family="text">
      <style:text-properties style:font-name="Liberation Serif" officeooo:rsid="0028e61a"/>
    </style:style>
    <style:style style:name="T24" style:family="text">
      <style:text-properties style:font-name="Liberation Serif" style:text-underline-style="solid" style:text-underline-width="auto" style:text-underline-color="font-color"/>
    </style:style>
    <style:style style:name="T25" style:family="text">
      <style:text-properties style:font-name="Liberation Serif" style:text-underline-style="solid" style:text-underline-width="auto" style:text-underline-color="font-color" officeooo:rsid="00270fbf"/>
    </style:style>
    <style:style style:name="T26" style:family="text">
      <style:text-properties style:font-name="Liberation Serif" style:text-underline-style="none" officeooo:rsid="00270fbf"/>
    </style:style>
    <style:style style:name="T27" style:family="text">
      <style:text-properties style:font-name="Liberation Serif" style:text-underline-style="none" officeooo:rsid="0022aac0"/>
    </style:style>
    <style:style style:name="T28" style:family="text">
      <style:text-properties style:font-name="Liberation Serif" fo:font-size="11pt" fo:language="fr" fo:country="FR" style:font-size-asian="11pt" style:font-size-complex="11pt"/>
    </style:style>
    <style:style style:name="T29" style:family="text">
      <style:text-properties style:font-name="Liberation Serif" fo:font-size="11pt" fo:language="fr" fo:country="FR" officeooo:rsid="001b69a0" style:font-size-asian="11pt" style:font-size-complex="11pt"/>
    </style:style>
    <style:style style:name="T30" style:family="text">
      <style:text-properties style:font-name="Liberation Serif" fo:font-size="11pt" fo:language="fr" fo:country="FR" officeooo:rsid="001c1a9b" style:font-size-asian="11pt" style:font-size-complex="11pt"/>
    </style:style>
    <style:style style:name="T31" style:family="text">
      <style:text-properties style:font-name="Liberation Serif" fo:font-size="11pt" fo:language="fr" fo:country="FR" officeooo:rsid="0021c7f0" style:font-size-asian="11pt" style:font-size-complex="11pt"/>
    </style:style>
    <style:style style:name="T32" style:family="text">
      <style:text-properties style:font-name="Liberation Serif" fo:font-size="11pt" fo:language="fr" fo:country="FR" officeooo:rsid="002077a9" style:font-size-asian="11pt" style:font-size-complex="11pt"/>
    </style:style>
    <style:style style:name="T33" style:family="text">
      <style:text-properties style:font-name="Liberation Serif" fo:font-size="11pt" fo:language="fr" fo:country="FR" fo:font-weight="bold" officeooo:rsid="001c1a9b" style:font-size-asian="11pt" style:font-weight-asian="bold" style:font-size-complex="11pt" style:font-weight-complex="bold"/>
    </style:style>
    <style:style style:name="T34" style:family="text">
      <style:text-properties style:font-name="Liberation Serif" fo:font-size="11pt" fo:language="fr" fo:country="FR" fo:font-weight="bold" officeooo:rsid="001f2969" style:font-size-asian="11pt" style:font-weight-asian="bold" style:font-size-complex="11pt" style:font-weight-complex="bold"/>
    </style:style>
    <style:style style:name="T35" style:family="text">
      <style:text-properties style:font-name="Liberation Serif" fo:font-size="11pt" fo:language="fr" fo:country="FR" fo:font-weight="normal" officeooo:rsid="001c1a9b" style:font-size-asian="11pt" style:font-weight-asian="normal" style:font-size-complex="11pt" style:font-weight-complex="normal"/>
    </style:style>
    <style:style style:name="T36" style:family="text">
      <style:text-properties style:font-name="Liberation Serif" fo:font-size="11pt" fo:language="fr" fo:country="FR" fo:font-weight="normal" officeooo:rsid="001c9cc7" style:font-size-asian="11pt" style:font-weight-asian="normal" style:font-size-complex="11pt" style:font-weight-complex="normal"/>
    </style:style>
    <style:style style:name="T37" style:family="text">
      <style:text-properties style:font-name="Liberation Serif" fo:font-size="11pt" fo:font-style="normal" style:font-size-asian="11pt" style:font-style-asian="normal" style:font-size-complex="11pt" style:font-style-complex="normal"/>
    </style:style>
    <style:style style:name="T38" style:family="text">
      <style:text-properties style:font-name="Liberation Serif" fo:font-size="11pt" style:text-underline-style="none" style:font-size-asian="11pt" style:font-size-complex="11pt"/>
    </style:style>
    <style:style style:name="T39" style:family="text">
      <style:text-properties style:font-name="Liberation Serif" fo:font-size="11pt" style:text-underline-style="solid" style:text-underline-width="auto" style:text-underline-color="font-color" style:font-size-asian="11pt" style:font-size-complex="11pt"/>
    </style:style>
    <style:style style:name="T40" style:family="text">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T41" style:family="text">
      <style:text-properties officeooo:rsid="0021c6c2"/>
    </style:style>
    <style:style style:name="T42" style:family="text">
      <style:text-properties style:font-name="Liberation Serif" fo:font-size="11pt" fo:language="fr" fo:country="FR" officeooo:rsid="001dd4a5"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7"/></text:p>
      <text:p text:style-name="P23"><text:span text:style-name="T27"/></text:p>
      <text:p text:style-name="P25"/>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pan text:style-name="T27"/></text:p>
      <text:p text:style-name="P23"><text:soft-page-break/><text:span text:style-name="T26"><text:tab/></text:span><text:span text:style-name="T25">PLAN :</text:span></text:p>
      <text:p text:style-name="P16"/>
      <text:p text:style-name="P16">I. INTRODUCTION</text:p>
      <text:p text:style-name="P16">II. DOMAINES D’APPLICATION DE LA DATA SCIENCE À Afriland</text:p>
      <text:p text:style-name="P16"/>
      <text:list xml:id="list3723080950" text:style-name="WWNum1">
        <text:list-item>
          <text:p text:style-name="P17">FRAUDE</text:p>
        </text:list-item>
        <text:list-item>
          <text:p text:style-name="P2"><text:bookmark text:name="tw-target-text9"/>SEGMENTATION DE LA CLIENTÈLE</text:p>
        </text:list-item>
        <text:list-item>
          <text:p text:style-name="P17">MARKETING CIBLÉ</text:p>
        </text:list-item>
        <text:list-item>
          <text:p text:style-name="P2"><text:bookmark text:name="tw-target-text"/>GESTION DU RISQUE DE CRÉDIT</text:p>
        </text:list-item>
        <text:list-item>
          <text:p text:style-name="P3"><text:bookmark text:name="tw-target-text2"/>PRÉVISION</text:p>
        </text:list-item>
      </text:list>
      <text:p text:style-name="P6"><text:span text:style-name="T5">III. C</text:span><text:span text:style-name="T6">ONCLUSION</text:span><text:span text:style-name="T5"> :</text:span></text:p>
      <text:p text:style-name="P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oft-page-break/><text:span text:style-name="T3"><text:s text:c="22"/><text:tab/><text:tab/></text:span><text:span text:style-name="T1">I. INTRODUCTION</text:span></text:p>
      <text:p text:style-name="P26"/>
      <text:p text:style-name="P28"><text:span text:style-name="T29"><text:tab/>À l’ère du big data l’explosion du volume de</text:span><text:span text:style-name="T32">s données</text:span><text:span text:style-name="T29">, leur vitesse et leur variabilité, la capacité à transformer une donnée brute en information utile à la résolution de problèmes complexes devient une expertise en particulier pour les banques 80% de la donnée est structurée et non <text:s/>structurée. Le rôle de la data </text:span><text:span text:style-name="T32">science</text:span><text:span text:style-name="T29"> est donc de trouver des moyens d’utiliser </text:span><text:span text:style-name="T30">cette donnée au mieu</text:span><text:span text:style-name="T32">x</text:span><text:span text:style-name="T30"> pour soutenir <text:s/>les activités de la banque, en s’appuyant sur des outils mathématiques, statistique</text:span><text:span text:style-name="T31">s</text:span><text:span text:style-name="T30">, informatique</text:span><text:span text:style-name="T31">s</text:span><text:span text:style-name="T30"> et d’optimisation. Notre rôle ici consistera à vous présenter à vous directeur de</text:span><text:span text:style-name="T33"> </text:span><text:span text:style-name="T9">AFRILAND FIRST BANK</text:span><text:span text:style-name="T34"> </text:span><text:span text:style-name="T35">, </text:span><text:span text:style-name="T36">en quoi créer un département Data Science dans votre Banque vous sera bénéfique.</text:span></text:p>
      <text:p text:style-name="P27"><text:span text:style-name="T38"><text:s text:c="24"/></text:span><text:span text:style-name="T39">II. DOMAINES D’APPLICATION DE LA DATA SCIENCE À </text:span><text:span text:style-name="T40">Afriland</text:span></text:p>
      <text:p text:style-name="P27"><text:span text:style-name="T40"/></text:p>
      <text:list xml:id="list1794382363" text:style-name="WWNum2">
        <text:list-item>
          <text:p text:style-name="P18">CONFIANCE CLIENT :</text:p>
        </text:list-item>
      </text:list>
      <text:p text:style-name="P20"><text:tab/>S’assurer de <text:span text:style-name="T41">la</text:span> confiance client en créant un modèle permettant de prédire la probabilité qu’un client va switcher vers une autre banque et faire une analyse des variables les plus importantes, ces variables étant le point focale du programme de fidélisation .</text:p>
      <text:list xml:id="list165133058465640" text:continue-numbering="true" text:style-name="WWNum2">
        <text:list-item>
          <text:p text:style-name="P19"><text:span text:style-name="T41">DÉTECTION DE </text:span>FRAUDE<text:span text:style-name="T41">S</text:span></text:p>
        </text:list-item>
      </text:list>
      <text:p text:style-name="P24"><text:bookmark text:name="tw-target-text4"/><text:span text:style-name="T13"><text:tab/>L'apprentissage automatique est crucial pour une détection et une prévention efficace des fraudes impliquant les cartes de crédit, la comptabilité, les assurances, etc. La détection proactive de la fraude dans la banque est essentielle pour assurer la sécurité des clients et des employés. Plus tôt la banque détecte une fraude, plus vite elle peut restreindre l'activité du compte pour minimiser les pertes. En mettant en œuvre une série de systèmes de détection des fraudes, les banques peuvent obtenir la protection nécessaire et éviter des pertes importantes.</text:span><text:span text:style-name="T4"> </text:span></text:p>
      <text:list xml:id="list165134379471119" text:continue-numbering="true" text:style-name="WWNum2">
        <text:list-item>
          <text:p text:style-name="P5">SEGMENTATION DE LA CLIENTÈLE</text:p>
        </text:list-item>
      </text:list>
      <text:p text:style-name="P1"><text:span text:style-name="T28"><text:tab/></text:span><text:bookmark text:name="tw-target-text11"/><text:span text:style-name="T28">La segmentation de la clientèle consiste à distinguer les groupes de clients en fonction de leur comportement (pour la segmentation comportementale) ou de caractéristiques spécifiques (par exemple, région, âge, revenu pour la segmentation démographique). Il existe tout un tas de techniques dans telles que le regroupement etc et par conséquent, ils aident à apprendre la </text:span><text:span text:style-name="T37">Valeur Vie </text:span><text:span text:style-name="Emphasis"><text:span text:style-name="T37">Client</text:span></text:span><text:span text:style-name="T28"> de chaque segment de clientèle et à découvrir les segments à valeur élevée et à faible valeur.Donc </text:span><text:bookmark text:name="tw-target-text13"/><text:span text:style-name="T28">la </text:span><text:soft-page-break/><text:span text:style-name="T28">segmentation de la clientèle est conçue pour améliorer le service client et aider à la fidélisation et à la rétention des clients, ce qui est si nécessaire pour votre banque.</text:span></text:p>
      <text:p text:style-name="P10"/>
      <text:p text:style-name="P8"><text:span text:style-name="T14"><text:tab/> <text:s/></text:span><text:span text:style-name="T15">c) <text:s text:c="2"/>MARKETING CIBLÉ</text:span></text:p>
      <text:p text:style-name="P8"><text:span text:style-name="T14"><text:tab/></text:span><text:span text:style-name="T13">L'analyse des données nous permet de créer un marketing cibl</text:span><text:span text:style-name="T16">é</text:span><text:span text:style-name="T13"> qui propose le bon produit aux bonne personnes au bon moment </text:span><text:span text:style-name="T17">en interprétant les besoins des clients et en les transformants en </text:span><text:span text:style-name="T7">outils</text:span><text:span text:style-name="T17"> fonctionnels </text:span><text:span text:style-name="T13">. L'exploration de données est largement utilisée pour la sélection de cibles afin d'identifier les clients potentiels pour un nouveau produit. Le data scientist </text:span><text:bookmark text:name="tw-target-text16"/><text:span text:style-name="T13">utilise les données d'achat comportementales, démographiques et historiques pour créer un modèle qui prédit la probabilité de réponse d'un client à une promotion ou à une offre, </text:span><text:span text:style-name="T18">en mettant l’accent sur les plus du produit par rapport à la concurrence. </text:span></text:p>
      <text:p text:style-name="P4"/>
      <text:p text:style-name="P8"><text:span text:style-name="T13"><text:tab/> </text:span><text:span text:style-name="T15">d) GESTION DU RISQUE DE CRÉDIT</text:span></text:p>
      <text:p text:style-name="P12"><text:bookmark text:name="tw-target-text18"/><text:span text:style-name="T12"><text:tab/>Les c</text:span><text:span text:style-name="T21">ar</text:span><text:span text:style-name="T12">tes de crédit sont l'alpha et l'oméga des prêts hypothécaires et des prêts. Les banques dépendent de la compréhension des scores de risque et du comportement financier des clients </text:span><text:span text:style-name="T22">ou</text:span><text:span text:style-name="T12"> entreprise</text:span><text:span text:style-name="T22">s</text:span><text:span text:style-name="T12">. Les scientifiques des données utilisent des données existantes, telles que des détails sur les prêts et les défauts de paiement passés </text:span><text:span text:style-name="T23">contenus dans le dossier de crédit</text:span><text:span text:style-name="T12"> pour évaluer le risque </text:span><text:span text:style-name="T23">de non remboursement de la dette</text:span><text:span text:style-name="T12"> d'un client.</text:span></text:p>
      <text:p text:style-name="P12"/>
      <text:p text:style-name="P9"><text:span text:style-name="T12"><text:tab/></text:span><text:span text:style-name="T24">e) PRÉVISION</text:span></text:p>
      <text:p text:style-name="P9"><text:bookmark text:name="tw-target-text19"/><text:span text:style-name="T13"><text:tab/>L'analyse prédictive et la prévision occupent depuis longtemps un espace dédié dans le secteur bancaire. Cependant, avec l'avènement du Machine Learning et de l'Intelligence Artificielle, la portée des choses qui peuvent être prévues s'est considérablement élargie. La précision des modèles est améliorée et le niveau d'intervention humaine requis diminue lentement. La plupart des applications essentielle</text:span><text:span text:style-name="T20">ment</text:span><text:span text:style-name="T13"> concern</text:span><text:span text:style-name="T20">ées sont</text:span><text:span text:style-name="T13"> par exemple : les prévisions de revenus ou les prévisions de cours boursiers, </text:span><text:span text:style-name="T19">les prévisions sur la nécessité des recrutements futurs. </text:span></text:p>
      <text:p text:style-name="P13"><text:span text:style-name="T25"/></text:p>
      <text:p text:style-name="P13"><text:span text:style-name="T25">III. C</text:span><text:span text:style-name="T8">ONCLUSION</text:span><text:span text:style-name="T25"> :</text:span></text:p>
      <text:p text:style-name="P11"><text:soft-page-break/><text:span text:style-name="T42"><text:tab/></text:span><text:span text:style-name="T10">Avec l’avènement du big data, la concurrence </text:span><text:span text:style-name="T11">s’</text:span><text:span text:style-name="T10">est de plus en plus accrue entre les acteurs du secteur bancaire et le rôle des data scientists sera donc de permettre aux banques de se différencier les unes des autres en développant des solutions de plus en plus innovantes. </text:span><text:span text:style-name="T11">Il incombe donc pour vous Monsieur de créer dans votre banque un département de data science</text:span><text:span text:style-name="T10"> </text:span></text:p>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8T15:16:00</meta:creation-date>
    <meta:initial-creator>PC-HP</meta:initial-creator>
    <dc:language>en-US</dc:language>
    <dc:date>2021-10-12T16:51:32.658104271</dc:date>
    <meta:editing-cycles>15</meta:editing-cycles>
    <meta:editing-duration>PT5H19M21S</meta:editing-duration>
    <meta:generator>LibreOffice/6.4.7.2$Linux_X86_64 LibreOffice_project/40$Build-2</meta:generator>
    <meta:document-statistic meta:table-count="0" meta:image-count="0" meta:object-count="0" meta:page-count="5" meta:paragraph-count="26" meta:word-count="726" meta:character-count="4638" meta:non-whitespace-character-count="38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